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ccffff" draw:textarea-horizontal-align="justify" draw:textarea-vertical-align="middle" draw:auto-grow-height="false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fill-color="#ffffcc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1.905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2.77cm" svg:height="1.882cm" svg:x="2.666cm" svg:y="3.316cm">
          <text:p text:style-name="P1"><text:span text:style-name="T1">Package bui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2" draw:layer="layout" svg:width="2.77cm" svg:height="1.882cm" svg:x="6.625cm" svg:y="3.316cm">
          <text:p text:style-name="P1"><text:span text:style-name="T1">Submitted for</text:span></text:p>
          <text:p text:style-name="P1"><text:span text:style-name="T1">up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3" draw:layer="layout" svg:width="2.77cm" svg:height="1.882cm" svg:x="10.636cm" svg:y="3.316cm">
          <text:p text:style-name="P2">QA Tes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2.7cm" svg:height="2.155cm" svg:x="2.261cm" svg:y="1.626cm">
          <draw:text-box>
            <text:p text:style-name="P3">Fedora package build process</text:p>
          </draw:text-box>
        </draw:frame>
        <draw:custom-shape draw:style-name="gr3" draw:text-style-name="P2" draw:id="id4" draw:layer="layout" svg:width="2.77cm" svg:height="1.882cm" svg:x="14.82cm" svg:y="3.305cm">
          <text:p text:style-name="P2">Signed by</text:p>
          <text:p text:style-name="P2">Release Tea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5" draw:layer="layout" svg:width="2.77cm" svg:height="1.882cm" svg:x="18.971cm" svg:y="3.305cm">
          <text:p text:style-name="P2">Package pushed</text:p>
          <text:p text:style-name="P2">Li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svg:x1="5.436cm" svg:y1="4.257cm" svg:x2="6.625cm" svg:y2="4.257cm" draw:start-shape="id1" draw:start-glue-point="1" draw:end-shape="id2" draw:end-glue-point="3">
          <text:p text:style-name="P3"/>
        </draw:connector>
        <draw:connector draw:style-name="gr5" draw:text-style-name="P4" draw:layer="layout" svg:x1="9.395cm" svg:y1="4.257cm" svg:x2="10.636cm" svg:y2="4.257cm" draw:start-shape="id2" draw:start-glue-point="1" draw:end-shape="id3">
          <text:p text:style-name="P3"/>
        </draw:connector>
        <draw:connector draw:style-name="gr5" draw:text-style-name="P4" draw:layer="layout" svg:x1="17.59cm" svg:y1="4.246cm" svg:x2="18.971cm" svg:y2="4.246cm" draw:start-shape="id4" draw:start-glue-point="1" draw:end-shape="id5" draw:end-glue-point="3">
          <text:p text:style-name="P3"/>
        </draw:connector>
        <draw:connector draw:style-name="gr5" draw:text-style-name="P4" draw:layer="layout" svg:x1="13.406cm" svg:y1="4.257cm" svg:x2="14.82cm" svg:y2="4.246cm" draw:start-shape="id3" draw:end-shape="id4" draw:end-glue-point="3">
          <text:p text:style-name="P3"/>
        </draw:connector>
        <draw:custom-shape draw:style-name="gr6" draw:text-style-name="P5" draw:id="id6" draw:layer="layout" svg:width="2.77cm" svg:height="1.247cm" svg:x="2.031cm" svg:y="7.129cm">
          <text:p text:style-name="P1"><text:span text:style-name="T1">spec 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id="id8" draw:layer="layout" svg:width="2.77cm" svg:height="1.247cm" svg:x="2.031cm" svg:y="8.634cm">
          <text:p text:style-name="P1"><text:span text:style-name="T1">tarba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id="id9" draw:layer="layout" svg:width="2.77cm" svg:height="1.247cm" svg:x="2.031cm" svg:y="10.116cm">
          <text:p text:style-name="P1"><text:span text:style-name="T1">patch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id="id7" draw:layer="layout" svg:width="1.905cm" svg:height="2.54cm" svg:x="6.371cm" svg:y="7.976cm">
          <text:p text:style-name="P1">CV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" draw:text-style-name="P4" draw:layer="layout" svg:x1="4.801cm" svg:y1="7.752cm" svg:x2="6.371cm" svg:y2="9.245cm" draw:start-shape="id6" draw:start-glue-point="1" draw:end-shape="id7" draw:end-glue-point="6">
          <text:p text:style-name="P3"/>
        </draw:connector>
        <draw:connector draw:style-name="gr5" draw:text-style-name="P4" draw:layer="layout" svg:x1="4.801cm" svg:y1="9.257cm" svg:x2="6.371cm" svg:y2="9.245cm" draw:start-shape="id8" draw:start-glue-point="1" draw:end-shape="id7" draw:end-glue-point="6">
          <text:p text:style-name="P3"/>
        </draw:connector>
        <draw:connector draw:style-name="gr5" draw:text-style-name="P4" draw:layer="layout" svg:x1="4.801cm" svg:y1="10.739cm" svg:x2="6.371cm" svg:y2="9.245cm" draw:start-shape="id9" draw:start-glue-point="1" draw:end-shape="id7" draw:end-glue-point="6">
          <text:p text:style-name="P3"/>
        </draw:connector>
        <draw:custom-shape draw:style-name="gr6" draw:text-style-name="P5" draw:id="id10" draw:layer="layout" svg:width="2.77cm" svg:height="1.247cm" svg:x="9.246cm" svg:y="8.623cm">
          <text:p text:style-name="P1"><text:span text:style-name="T1">what happens</text:span></text:p>
          <text:p text:style-name="P1"><text:span text:style-name="T1">next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id="id11" draw:layer="layout" svg:width="2.77cm" svg:height="1.247cm" svg:x="13.161cm" svg:y="8.623cm">
          <text:p text:style-name="P1"><text:span text:style-name="T1">what happens</text:span></text:p>
          <text:p text:style-name="P1"><text:span text:style-name="T1">next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id="id12" draw:layer="layout" svg:width="2.77cm" svg:height="1.247cm" svg:x="17.201cm" svg:y="8.623cm">
          <text:p text:style-name="P1"><text:span text:style-name="T1">what happens</text:span></text:p>
          <text:p text:style-name="P1"><text:span text:style-name="T1">next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id="id13" draw:layer="layout" svg:width="2.77cm" svg:height="1.247cm" svg:x="21.107cm" svg:y="8.623cm">
          <text:p text:style-name="P1"><text:span text:style-name="T1">what happens</text:span></text:p>
          <text:p text:style-name="P1"><text:span text:style-name="T1">next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svg:x1="8.276cm" svg:y1="9.245cm" svg:x2="9.246cm" svg:y2="9.246cm" draw:start-shape="id7" draw:start-glue-point="8" draw:end-shape="id10" draw:end-glue-point="3">
          <text:p text:style-name="P3"/>
        </draw:connector>
        <draw:connector draw:style-name="gr5" draw:text-style-name="P4" draw:layer="layout" svg:x1="12.016cm" svg:y1="9.246cm" svg:x2="13.161cm" svg:y2="9.246cm" draw:start-shape="id10" draw:start-glue-point="1" draw:end-shape="id11" draw:end-glue-point="3">
          <text:p text:style-name="P3"/>
        </draw:connector>
        <draw:connector draw:style-name="gr5" draw:text-style-name="P4" draw:layer="layout" svg:x1="15.931cm" svg:y1="9.246cm" svg:x2="17.201cm" svg:y2="9.246cm" draw:start-shape="id11" draw:start-glue-point="1" draw:end-shape="id12" draw:end-glue-point="3">
          <text:p text:style-name="P3"/>
        </draw:connector>
        <draw:connector draw:style-name="gr5" draw:text-style-name="P4" draw:layer="layout" svg:x1="19.971cm" svg:y1="9.246cm" svg:x2="21.107cm" svg:y2="9.246cm" draw:start-shape="id12" draw:start-glue-point="1" draw:end-shape="id13">
          <text:p text:style-name="P3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5$Build-9073</meta:generator>
    <meta:creation-date>2007-02-12T17:36:58</meta:creation-date>
    <dc:date>2007-02-13T14:03:40</dc:date>
    <dc:language>en-US</dc:language>
    <meta:editing-cycles>8</meta:editing-cycles>
    <meta:user-defined meta:name="Info 1"/>
    <meta:user-defined meta:name="Info 2"/>
    <meta:user-defined meta:name="Info 3"/>
    <meta:user-defined meta:name="Info 4"/>
    <meta:document-statistic meta:object-count="25"/>
  </office:meta>
</office:document-meta>
</file>